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35.63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6.7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47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31.77mm"/>
    </style:style>
    <style:style style:name="co15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  <style:style style:name="ce8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COLEX</text:p>
          </table:table-cell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table:style-name="Default"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58751333333333" calcext:value-type="float">
            <text:p>0,4587513</text:p>
          </table:table-cell>
          <table:table-cell office:value-type="float" office:value="0.461931" calcext:value-type="float">
            <text:p>0,461931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0.44417" calcext:value-type="float">
            <text:p>0,44417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10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2" table:formula="of:=AVERAGE([.C4:.E4])" office:value-type="float" office:value="0.473984333333333" calcext:value-type="float">
            <text:p>0,4739843</text:p>
          </table:table-cell>
          <table:table-cell office:value-type="float" office:value="0.464726" calcext:value-type="float">
            <text:p>0,464726</text:p>
          </table:table-cell>
          <table:table-cell office:value-type="float" office:value="0.445322" calcext:value-type="float">
            <text:p>0,445322</text:p>
          </table:table-cell>
          <table:table-cell office:value-type="float" office:value="0.511905" calcext:value-type="float">
            <text:p>0,511905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5:.E5])" office:value-type="float" office:value="0.424217333333333" calcext:value-type="float">
            <text:p>0,4242173</text:p>
          </table:table-cell>
          <table:table-cell office:value-type="float" office:value="0.481335" calcext:value-type="float">
            <text:p>0,481335</text:p>
          </table:table-cell>
          <table:table-cell office:value-type="float" office:value="0.312613" calcext:value-type="float">
            <text:p>0,312613</text:p>
          </table:table-cell>
          <table:table-cell office:value-type="float" office:value="0.478704" calcext:value-type="float">
            <text:p>0,478704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62972333333333" calcext:value-type="float">
            <text:p>0,4629723</text:p>
          </table:table-cell>
          <table:table-cell office:value-type="float" office:value="0.456011" calcext:value-type="float">
            <text:p>0,456011</text:p>
          </table:table-cell>
          <table:table-cell office:value-type="float" office:value="0.452228" calcext:value-type="float">
            <text:p>0,452228</text:p>
          </table:table-cell>
          <table:table-cell office:value-type="float" office:value="0.480678" calcext:value-type="float">
            <text:p>0,480678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3" table:formula="of:=AVERAGE([.C7:.E7])" office:value-type="float" office:value="0.50074" calcext:value-type="float">
            <text:p>0,50074</text:p>
          </table:table-cell>
          <table:table-cell office:value-type="float" office:value="0.504687" calcext:value-type="float">
            <text:p>0,504687</text:p>
          </table:table-cell>
          <table:table-cell office:value-type="float" office:value="0.499753" calcext:value-type="float">
            <text:p>0,499753</text:p>
          </table:table-cell>
          <table:table-cell office:value-type="float" office:value="0.49778" calcext:value-type="float">
            <text:p>0,49778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office:value-type="string" calcext:value-type="string">
            <text:p>18-02-16-14-20-07</text:p>
          </table:table-cell>
          <table:table-cell office:value-type="string" calcext:value-type="string">
            <text:p>18-02-16-14-20-45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8:.E8])" office:value-type="float" office:value="0.491202" calcext:value-type="float">
            <text:p>0,491202</text:p>
          </table:table-cell>
          <table:table-cell office:value-type="float" office:value="0.491202" calcext:value-type="float">
            <text:p>0,491202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3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18-02-19-10-33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4" table:formula="of:=AVERAGE([.C9:.E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8-3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4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9-06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table:style-name="ce4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table:style-name="ce5" office:value-type="string" calcext:value-type="string">
            <text:p>ful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20-11-16-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formula="of:=AVERAGE([.C12:.E12])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13:.E1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14:.E1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15:.E1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2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7"/>
          <table:table-cell table:style-name="ce9"/>
          <table:table-cell table:number-columns-repeated="8"/>
        </table:table-row>
        <table:table-row table:style-name="ro1">
          <table:table-cell table:style-name="Default"/>
          <table:table-cell table:formula="of:=AVERAGE([.C17:.E17])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0:44:36.8263382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0:53:37.638939580</dc:date>
    <meta:editing-duration>PT12H45M32S</meta:editing-duration>
    <meta:editing-cycles>44</meta:editing-cycles>
    <meta:generator>LibreOffice/5.1.6.2$Linux_X86_64 LibreOffice_project/10m0$Build-2</meta:generator>
    <meta:document-statistic meta:table-count="1" meta:cell-count="211" meta:object-count="0"/>
  </office:meta>
</office:document-meta>
</file>